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INVERSIONES AGROPECUARIAS SANTA ELIZABETH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HAVEZ OBREGON, LUZ KATTERY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7T22:05:4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